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5pt" officeooo:rsid="000c4c9c" officeooo:paragraph-rsid="000c4c9c" style:font-size-asian="15pt" style:font-size-complex="15pt"/>
    </style:style>
    <style:style style:name="P2" style:family="paragraph" style:parent-style-name="Standard">
      <style:text-properties fo:font-size="15pt" fo:font-weight="bold" officeooo:rsid="0024c7fa" officeooo:paragraph-rsid="0024c7fa" style:font-size-asian="15pt" style:font-weight-asian="bold" style:font-size-complex="15pt" style:font-weight-complex="bold"/>
    </style:style>
    <style:style style:name="P3" style:family="paragraph" style:parent-style-name="Standard">
      <style:paragraph-properties fo:line-height="150%"/>
      <style:text-properties fo:font-size="15pt" fo:font-weight="bold" officeooo:rsid="00276a4e" officeooo:paragraph-rsid="00276a4e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0c4c9c" officeooo:paragraph-rsid="000c4c9c"/>
    </style:style>
    <style:style style:name="P5" style:family="paragraph" style:parent-style-name="Standard">
      <style:text-properties fo:font-size="10pt" officeooo:rsid="000c4c9c" officeooo:paragraph-rsid="000c4c9c" style:font-size-asian="10pt" style:font-size-complex="10pt"/>
    </style:style>
    <style:style style:name="P6" style:family="paragraph" style:parent-style-name="Standard">
      <style:text-properties fo:font-size="10pt" officeooo:rsid="000f3ebd" officeooo:paragraph-rsid="000f3ebd" style:font-size-asian="10pt" style:font-size-complex="10pt"/>
    </style:style>
    <style:style style:name="P7" style:family="paragraph" style:parent-style-name="Standard">
      <style:text-properties fo:font-size="10pt" officeooo:rsid="00108813" officeooo:paragraph-rsid="00108813" style:font-size-asian="10pt" style:font-size-complex="10pt"/>
    </style:style>
    <style:style style:name="P8" style:family="paragraph" style:parent-style-name="Standard">
      <style:text-properties fo:font-size="10pt" fo:font-weight="bold" officeooo:rsid="000c4c9c" officeooo:paragraph-rsid="000c4c9c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50%"/>
      <style:text-properties fo:font-size="10pt" fo:font-weight="bold" officeooo:rsid="00276a4e" officeooo:paragraph-rsid="00276a4e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150%"/>
      <style:text-properties fo:font-size="10pt" fo:font-weight="bold" officeooo:rsid="002d4426" officeooo:paragraph-rsid="002bc4c6" style:font-size-asian="10pt" style:font-weight-asian="bold" style:font-size-complex="10pt" style:font-weight-complex="bold"/>
    </style:style>
    <style:style style:name="P11" style:family="paragraph" style:parent-style-name="Standard">
      <style:text-properties fo:font-size="10pt" fo:font-weight="normal" officeooo:rsid="001c9202" officeooo:paragraph-rsid="001c9202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size="10pt" fo:font-weight="normal" officeooo:rsid="001e2f22" officeooo:paragraph-rsid="001e2f22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size="10pt" fo:font-weight="normal" officeooo:rsid="001fe470" officeooo:paragraph-rsid="001fe470" style:font-size-asian="10pt" style:font-weight-asian="normal" style:font-size-complex="10pt" style:font-weight-complex="normal"/>
    </style:style>
    <style:style style:name="P14" style:family="paragraph" style:parent-style-name="Standard">
      <style:text-properties fo:font-size="10pt" fo:font-weight="normal" officeooo:rsid="0022f9d9" officeooo:paragraph-rsid="0022f9d9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size="10pt" fo:font-weight="normal" officeooo:rsid="0024c7fa" officeooo:paragraph-rsid="0024c7fa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line-height="150%"/>
      <style:text-properties fo:font-size="10pt" fo:font-weight="normal" officeooo:rsid="00276a4e" officeooo:paragraph-rsid="00276a4e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line-height="150%"/>
      <style:text-properties fo:font-size="10pt" fo:font-weight="normal" officeooo:rsid="002bc4c6" officeooo:paragraph-rsid="002bc4c6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line-height="150%"/>
      <style:text-properties fo:font-size="10pt" fo:font-weight="normal" officeooo:rsid="002d4426" officeooo:paragraph-rsid="002bc4c6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line-height="150%"/>
      <style:text-properties fo:font-size="10pt" style:text-underline-style="none" fo:font-weight="normal" officeooo:rsid="002d4426" officeooo:paragraph-rsid="002bc4c6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line-height="150%"/>
      <style:text-properties fo:font-size="10pt" style:text-underline-style="none" fo:font-weight="normal" officeooo:rsid="002daec6" officeooo:paragraph-rsid="002daec6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line-height="150%"/>
      <style:text-properties fo:font-size="10pt" style:text-underline-style="none" fo:font-weight="normal" officeooo:rsid="00313709" officeooo:paragraph-rsid="00313709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line-height="150%"/>
      <style:text-properties fo:font-size="10pt" style:text-underline-style="none" fo:font-weight="normal" officeooo:rsid="00342722" officeooo:paragraph-rsid="003258f3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line-height="150%"/>
      <style:text-properties fo:font-size="10pt" style:text-underline-style="none" fo:font-weight="normal" officeooo:rsid="003899bf" officeooo:paragraph-rsid="003899bf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line-height="150%"/>
      <style:text-properties fo:font-size="10pt" style:text-underline-style="none" fo:font-weight="normal" officeooo:rsid="003bc33a" officeooo:paragraph-rsid="003bc33a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line-height="150%"/>
      <style:text-properties fo:font-size="10pt" style:text-underline-style="none" fo:font-weight="normal" officeooo:rsid="003ce6e7" officeooo:paragraph-rsid="003ce6e7" style:font-size-asian="10pt" style:font-weight-asian="normal" style:font-size-complex="10pt" style:font-weight-complex="normal"/>
    </style:style>
    <style:style style:name="P26" style:family="paragraph" style:parent-style-name="Standard">
      <style:text-properties officeooo:rsid="0024c7fa" officeooo:paragraph-rsid="0024c7fa"/>
    </style:style>
    <style:style style:name="P27" style:family="paragraph" style:parent-style-name="Standard">
      <style:paragraph-properties fo:line-height="150%"/>
      <style:text-properties fo:font-weight="bold" officeooo:rsid="00276a4e" officeooo:paragraph-rsid="00276a4e" style:font-weight-asian="bold" style:font-weight-complex="bold"/>
    </style:style>
    <style:style style:name="P28" style:family="paragraph" style:parent-style-name="Standard">
      <style:paragraph-properties fo:line-height="150%"/>
      <style:text-properties fo:font-weight="normal" officeooo:rsid="00276a4e" officeooo:paragraph-rsid="00276a4e" style:font-weight-asian="normal" style:font-weight-complex="normal"/>
    </style:style>
    <style:style style:name="P29" style:family="paragraph" style:parent-style-name="Standard">
      <style:paragraph-properties fo:line-height="150%"/>
      <style:text-properties fo:font-weight="normal" officeooo:rsid="002bc4c6" officeooo:paragraph-rsid="002bc4c6" style:font-weight-asian="normal" style:font-weight-complex="normal"/>
    </style:style>
    <style:style style:name="P30" style:family="paragraph" style:parent-style-name="Standard">
      <style:paragraph-properties fo:line-height="150%"/>
      <style:text-properties style:text-underline-style="none" fo:font-weight="normal" officeooo:rsid="002daec6" officeooo:paragraph-rsid="002daec6" style:font-weight-asian="normal" style:font-weight-complex="normal"/>
    </style:style>
    <style:style style:name="P31" style:family="paragraph" style:parent-style-name="Standard">
      <style:paragraph-properties fo:line-height="150%"/>
      <style:text-properties officeooo:rsid="003258f3" officeooo:paragraph-rsid="003258f3"/>
    </style:style>
    <style:style style:name="P32" style:family="paragraph" style:parent-style-name="Standard">
      <style:paragraph-properties fo:line-height="150%" fo:break-before="page"/>
      <style:text-properties style:text-underline-style="none" fo:font-weight="normal" officeooo:rsid="002daec6" officeooo:paragraph-rsid="002daec6" style:font-weight-asian="normal" style:font-weight-complex="normal"/>
    </style:style>
    <style:style style:name="P33" style:family="paragraph" style:parent-style-name="Standard" style:list-style-name="L1">
      <style:text-properties officeooo:paragraph-rsid="000c4c9c"/>
    </style:style>
    <style:style style:name="P34" style:family="paragraph" style:parent-style-name="Standard" style:list-style-name="L2">
      <style:text-properties fo:font-size="10pt" officeooo:rsid="00108813" officeooo:paragraph-rsid="0011d27e" style:font-size-asian="10pt" style:font-size-complex="10pt"/>
    </style:style>
    <style:style style:name="P35" style:family="paragraph" style:parent-style-name="Standard" style:list-style-name="L2">
      <style:text-properties fo:font-size="10pt" officeooo:rsid="0011d27e" officeooo:paragraph-rsid="0011d27e" style:font-size-asian="10pt" style:font-size-complex="10pt"/>
    </style:style>
    <style:style style:name="P36" style:family="paragraph" style:parent-style-name="Standard" style:list-style-name="L3">
      <style:text-properties fo:font-size="10pt" officeooo:rsid="0011d27e" officeooo:paragraph-rsid="0011d27e" style:font-size-asian="10pt" style:font-size-complex="10pt"/>
    </style:style>
    <style:style style:name="P37" style:family="paragraph" style:parent-style-name="Standard" style:list-style-name="L3">
      <style:text-properties fo:font-size="10pt" fo:font-weight="bold" officeooo:rsid="001c9202" officeooo:paragraph-rsid="001c9202" style:font-size-asian="10pt" style:font-weight-asian="bold" style:font-size-complex="10pt" style:font-weight-complex="bold"/>
    </style:style>
    <style:style style:name="P38" style:family="paragraph" style:parent-style-name="Standard" style:list-style-name="L3">
      <style:text-properties fo:font-size="10pt" fo:font-weight="normal" officeooo:rsid="001c9202" officeooo:paragraph-rsid="001c9202" style:font-size-asian="10pt" style:font-weight-asian="normal" style:font-size-complex="10pt" style:font-weight-complex="normal"/>
    </style:style>
    <style:style style:name="P39" style:family="paragraph" style:parent-style-name="Standard" style:list-style-name="L4">
      <style:text-properties fo:font-size="10pt" fo:font-weight="normal" officeooo:rsid="001fe470" officeooo:paragraph-rsid="001fe470" style:font-size-asian="10pt" style:font-weight-asian="normal" style:font-size-complex="10pt" style:font-weight-complex="normal"/>
    </style:style>
    <style:style style:name="P40" style:family="paragraph" style:parent-style-name="Standard" style:list-style-name="L5">
      <style:paragraph-properties fo:line-height="150%"/>
      <style:text-properties fo:font-size="10pt" fo:font-weight="normal" officeooo:rsid="0022f9d9" officeooo:paragraph-rsid="0022f9d9" style:font-size-asian="10pt" style:font-weight-asian="normal" style:font-size-complex="10pt" style:font-weight-complex="normal"/>
    </style:style>
    <style:style style:name="P41" style:family="paragraph" style:parent-style-name="Standard" style:list-style-name="L6">
      <style:text-properties fo:font-size="10pt" fo:font-weight="normal" officeooo:rsid="0024c7fa" officeooo:paragraph-rsid="0024c7fa" style:font-size-asian="10pt" style:font-weight-asian="normal" style:font-size-complex="10pt" style:font-weight-complex="normal"/>
    </style:style>
    <style:style style:name="P42" style:family="paragraph" style:parent-style-name="Standard" style:list-style-name="L7">
      <style:text-properties fo:font-size="10pt" fo:font-weight="normal" officeooo:rsid="0024c7fa" officeooo:paragraph-rsid="0024c7fa" style:font-size-asian="10pt" style:font-weight-asian="normal" style:font-size-complex="10pt" style:font-weight-complex="normal"/>
    </style:style>
    <style:style style:name="P43" style:family="paragraph" style:parent-style-name="Standard" style:list-style-name="L8">
      <style:paragraph-properties fo:line-height="150%"/>
      <style:text-properties fo:font-size="10pt" fo:font-weight="normal" officeooo:rsid="002bc4c6" officeooo:paragraph-rsid="002bc4c6" style:font-size-asian="10pt" style:font-weight-asian="normal" style:font-size-complex="10pt" style:font-weight-complex="normal"/>
    </style:style>
    <style:style style:name="P44" style:family="paragraph" style:parent-style-name="Standard" style:list-style-name="L9">
      <style:paragraph-properties fo:line-height="150%"/>
      <style:text-properties fo:font-size="10pt" style:text-underline-style="none" fo:font-weight="normal" officeooo:rsid="003258f3" officeooo:paragraph-rsid="003258f3" style:font-size-asian="10pt" style:font-weight-asian="normal" style:font-size-complex="10pt" style:font-weight-complex="normal"/>
    </style:style>
    <style:style style:name="P45" style:family="paragraph" style:parent-style-name="Standard" style:list-style-name="L10">
      <style:paragraph-properties fo:line-height="150%"/>
      <style:text-properties fo:font-size="10pt" style:text-underline-style="none" fo:font-weight="normal" officeooo:rsid="00342722" officeooo:paragraph-rsid="003258f3" style:font-size-asian="10pt" style:font-weight-asian="normal" style:font-size-complex="10pt" style:font-weight-complex="normal"/>
    </style:style>
    <style:style style:name="P46" style:family="paragraph" style:parent-style-name="Standard" style:list-style-name="L11">
      <style:paragraph-properties fo:line-height="150%"/>
      <style:text-properties fo:font-size="10pt" style:text-underline-style="none" fo:font-weight="normal" officeooo:rsid="00390b67" officeooo:paragraph-rsid="00390b67" style:font-size-asian="10pt" style:font-weight-asian="normal" style:font-size-complex="10pt" style:font-weight-complex="normal"/>
    </style:style>
    <style:style style:name="P47" style:family="paragraph" style:parent-style-name="Standard" style:list-style-name="L12">
      <style:paragraph-properties fo:line-height="150%"/>
      <style:text-properties fo:font-size="10pt" style:text-underline-style="none" fo:font-weight="normal" officeooo:rsid="003bc33a" officeooo:paragraph-rsid="003bc33a" style:font-size-asian="10pt" style:font-weight-asian="normal" style:font-size-complex="10pt" style:font-weight-complex="normal"/>
    </style:style>
    <style:style style:name="P48" style:family="paragraph" style:parent-style-name="Standard" style:list-style-name="L13">
      <style:paragraph-properties fo:line-height="150%"/>
      <style:text-properties fo:font-size="10pt" style:text-underline-style="none" fo:font-weight="normal" officeooo:rsid="003ce6e7" officeooo:paragraph-rsid="003ce6e7" style:font-size-asian="10pt" style:font-weight-asian="normal" style:font-size-complex="10pt" style:font-weight-complex="normal"/>
    </style:style>
    <style:style style:name="P49" style:family="paragraph" style:parent-style-name="Standard" style:list-style-name="L13">
      <style:paragraph-properties fo:line-height="150%"/>
      <style:text-properties fo:font-size="10pt" style:text-underline-style="none" fo:font-weight="normal" officeooo:rsid="003f8871" officeooo:paragraph-rsid="003f8871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line-height="150%"/>
      <style:text-properties fo:font-size="10pt" style:text-underline-style="none" fo:font-weight="normal" officeooo:rsid="00416ea5" officeooo:paragraph-rsid="00416ea5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line-height="150%"/>
      <style:text-properties fo:font-size="10pt" style:text-underline-style="none" fo:font-weight="normal" officeooo:rsid="0041e70f" officeooo:paragraph-rsid="0041e70f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line-height="150%"/>
      <style:text-properties fo:font-size="10pt" style:text-underline-style="none" fo:font-weight="normal" officeooo:rsid="00425d5f" officeooo:paragraph-rsid="00425d5f" style:font-size-asian="10pt" style:font-weight-asian="normal" style:font-size-complex="10pt" style:font-weight-complex="normal"/>
    </style:style>
    <style:style style:name="P53" style:family="paragraph" style:parent-style-name="Standard" style:list-style-name="L15">
      <style:paragraph-properties fo:line-height="150%"/>
      <style:text-properties fo:font-size="10pt" style:text-underline-style="none" fo:font-weight="normal" officeooo:rsid="0042cc6a" officeooo:paragraph-rsid="0042cc6a" style:font-size-asian="10pt" style:font-weight-asian="normal" style:font-size-complex="10pt" style:font-weight-complex="normal"/>
    </style:style>
    <style:style style:name="P54" style:family="paragraph" style:parent-style-name="Standard" style:list-style-name="L16">
      <style:paragraph-properties fo:line-height="150%"/>
      <style:text-properties fo:font-size="10pt" style:text-underline-style="none" fo:font-weight="normal" officeooo:rsid="0042cc6a" officeooo:paragraph-rsid="0042cc6a" style:font-size-asian="10pt" style:font-weight-asian="normal" style:font-size-complex="10pt" style:font-weight-complex="normal"/>
    </style:style>
    <style:style style:name="P55" style:family="paragraph" style:parent-style-name="Standard" style:list-style-name="L17">
      <style:paragraph-properties fo:line-height="150%"/>
      <style:text-properties fo:font-size="10pt" style:text-underline-style="none" fo:font-weight="normal" officeooo:rsid="0042cc6a" officeooo:paragraph-rsid="0042cc6a" style:font-size-asian="10pt" style:font-weight-asian="normal" style:font-size-complex="10pt" style:font-weight-complex="normal"/>
    </style:style>
    <style:style style:name="P56" style:family="paragraph" style:parent-style-name="Standard" style:list-style-name="L19">
      <style:paragraph-properties fo:line-height="150%"/>
      <style:text-properties fo:font-size="10pt" style:text-underline-style="none" fo:font-weight="normal" officeooo:rsid="0042cc6a" officeooo:paragraph-rsid="0042cc6a" style:font-size-asian="10pt" style:font-weight-asian="normal" style:font-size-complex="10pt" style:font-weight-complex="normal"/>
    </style:style>
    <style:style style:name="P57" style:family="paragraph" style:parent-style-name="Standard" style:list-style-name="L20">
      <style:paragraph-properties fo:line-height="150%"/>
      <style:text-properties fo:font-size="10pt" style:text-underline-style="none" fo:font-weight="normal" officeooo:rsid="0042cc6a" officeooo:paragraph-rsid="0042cc6a" style:font-size-asian="10pt" style:font-weight-asian="normal" style:font-size-complex="10pt" style:font-weight-complex="normal"/>
    </style:style>
    <style:style style:name="P58" style:family="paragraph" style:parent-style-name="Standard" style:list-style-name="L21">
      <style:paragraph-properties fo:line-height="150%"/>
      <style:text-properties fo:font-size="10pt" style:text-underline-style="none" fo:font-weight="normal" officeooo:rsid="0042cc6a" officeooo:paragraph-rsid="0042cc6a" style:font-size-asian="10pt" style:font-weight-asian="normal" style:font-size-complex="10pt" style:font-weight-complex="normal"/>
    </style:style>
    <style:style style:name="P59" style:family="paragraph" style:parent-style-name="Standard" style:list-style-name="L7">
      <style:text-properties officeooo:rsid="0024c7fa" officeooo:paragraph-rsid="0024c7fa"/>
    </style:style>
    <style:style style:name="P60" style:family="paragraph" style:parent-style-name="Standard" style:list-style-name="L9">
      <style:paragraph-properties fo:line-height="150%"/>
      <style:text-properties officeooo:paragraph-rsid="00313709"/>
    </style:style>
    <style:style style:name="P61" style:family="paragraph" style:parent-style-name="Standard" style:list-style-name="L22">
      <style:paragraph-properties fo:line-height="150%"/>
      <style:text-properties officeooo:paragraph-rsid="0042cc6a"/>
    </style:style>
    <style:style style:name="P62" style:family="paragraph" style:parent-style-name="Standard" style:list-style-name="L13">
      <style:paragraph-properties fo:line-height="150%"/>
      <style:text-properties officeooo:rsid="003e74ab" officeooo:paragraph-rsid="003e74a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bold" officeooo:rsid="000c4c9c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00c8bab" style:font-size-asian="10pt" style:font-weight-asian="bold" style:font-size-complex="10pt" style:font-weight-complex="bold"/>
    </style:style>
    <style:style style:name="T4" style:family="text">
      <style:text-properties fo:font-size="10pt" fo:font-weight="bold" officeooo:rsid="002d4426" style:font-size-asian="10pt" style:font-weight-asian="bold" style:font-size-complex="10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0c4c9c" style:font-size-asian="10pt" style:font-size-complex="10pt"/>
    </style:style>
    <style:style style:name="T7" style:family="text">
      <style:text-properties fo:font-size="10pt" officeooo:rsid="000c8bab" style:font-size-asian="10pt" style:font-size-complex="10pt"/>
    </style:style>
    <style:style style:name="T8" style:family="text">
      <style:text-properties fo:font-size="10pt" officeooo:rsid="0028fdc4" style:font-size-asian="10pt" style:font-size-complex="10pt"/>
    </style:style>
    <style:style style:name="T9" style:family="text">
      <style:text-properties fo:font-size="10pt" officeooo:rsid="002d4426" style:font-size-asian="10pt" style:font-size-complex="10pt"/>
    </style:style>
    <style:style style:name="T10" style:family="text">
      <style:text-properties fo:font-size="10pt" officeooo:rsid="002f16b5" style:font-size-asian="10pt" style:font-size-complex="10pt"/>
    </style:style>
    <style:style style:name="T11" style:family="text">
      <style:text-properties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font-size="10pt" fo:font-weight="normal" officeooo:rsid="00267ee3" style:font-size-asian="10pt" style:font-weight-asian="normal" style:font-size-complex="10pt" style:font-weight-complex="normal"/>
    </style:style>
    <style:style style:name="T13" style:family="text">
      <style:text-properties fo:font-size="10pt" fo:font-weight="normal" officeooo:rsid="002a49f7" style:font-size-asian="10pt" style:font-weight-asian="normal" style:font-size-complex="10pt" style:font-weight-complex="normal"/>
    </style:style>
    <style:style style:name="T14" style:family="text">
      <style:text-properties fo:font-size="10pt" style:text-underline-style="solid" style:text-underline-width="auto" style:text-underline-color="font-color" officeooo:rsid="002d4426" style:font-size-asian="10pt" style:font-size-complex="10pt"/>
    </style:style>
    <style:style style:name="T15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6" style:family="text">
      <style:text-properties fo:font-size="10pt" style:text-underline-style="none" fo:font-weight="normal" officeooo:rsid="00313709" style:font-size-asian="10pt" style:font-weight-asian="normal" style:font-size-complex="10pt" style:font-weight-complex="normal"/>
    </style:style>
    <style:style style:name="T17" style:family="text">
      <style:text-properties fo:font-size="10pt" style:text-underline-style="none" fo:font-weight="normal" officeooo:rsid="003258f3" style:font-size-asian="10pt" style:font-weight-asian="normal" style:font-size-complex="10pt" style:font-weight-complex="normal"/>
    </style:style>
    <style:style style:name="T18" style:family="text">
      <style:text-properties fo:font-size="10pt" style:text-underline-style="none" fo:font-weight="normal" officeooo:rsid="00342722" style:font-size-asian="10pt" style:font-weight-asian="normal" style:font-size-complex="10pt" style:font-weight-complex="normal"/>
    </style:style>
    <style:style style:name="T19" style:family="text">
      <style:text-properties fo:font-size="10pt" style:text-underline-style="none" fo:font-weight="normal" officeooo:rsid="003611db" style:font-size-asian="10pt" style:font-weight-asian="normal" style:font-size-complex="10pt" style:font-weight-complex="normal"/>
    </style:style>
    <style:style style:name="T20" style:family="text">
      <style:text-properties fo:font-size="10pt" style:text-underline-style="none" fo:font-weight="normal" officeooo:rsid="003ce6e7" style:font-size-asian="10pt" style:font-weight-asian="normal" style:font-size-complex="10pt" style:font-weight-complex="normal"/>
    </style:style>
    <style:style style:name="T21" style:family="text">
      <style:text-properties fo:font-size="10pt" style:text-underline-style="none" fo:font-weight="normal" officeooo:rsid="0042cc6a" style:font-size-asian="10pt" style:font-weight-asian="normal" style:font-size-complex="10pt" style:font-weight-complex="normal"/>
    </style:style>
    <style:style style:name="T22" style:family="text">
      <style:text-properties fo:font-size="10pt" style:text-underline-style="none" fo:font-weight="normal" officeooo:rsid="00448f41" style:font-size-asian="10pt" style:font-weight-asian="normal" style:font-size-complex="10pt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ize="15pt" fo:font-weight="bold" style:font-size-asian="15pt" style:font-weight-asian="bold" style:font-size-complex="15pt" style:font-weight-complex="bold"/>
    </style:style>
    <style:style style:name="T25" style:family="text">
      <style:text-properties officeooo:rsid="0022f9d9"/>
    </style:style>
    <style:style style:name="T26" style:family="text">
      <style:text-properties officeooo:rsid="003258f3"/>
    </style:style>
    <style:style style:name="T27" style:family="text">
      <style:text-properties officeooo:rsid="0037ab4d"/>
    </style:style>
    <style:style style:name="T28" style:family="text">
      <style:text-properties officeooo:rsid="003cd7f2"/>
    </style:style>
    <style:style style:name="T29" style:family="text">
      <style:text-properties officeooo:rsid="003e74ab"/>
    </style:style>
    <style:style style:name="T30" style:family="text">
      <style:text-properties officeooo:rsid="00416ea5"/>
    </style:style>
    <style:style style:name="T31" style:family="text">
      <style:text-properties officeooo:rsid="0041e70f"/>
    </style:style>
    <style:style style:name="T32" style:family="text">
      <style:text-properties officeooo:rsid="0042cc6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523cm" fo:text-indent="-0.635cm" fo:margin-left="7.5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158cm" fo:text-indent="-0.635cm" fo:margin-left="8.1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8.793cm" fo:text-indent="-0.635cm" fo:margin-left="8.7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063cm" fo:text-indent="-0.635cm" fo:margin-left="10.0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333cm" fo:text-indent="-0.635cm" fo:margin-left="11.3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1.968cm" fo:text-indent="-0.635cm" fo:margin-left="11.9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603cm" fo:text-indent="-0.635cm" fo:margin-left="12.6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238cm" fo:text-indent="-0.635cm" fo:margin-left="13.238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1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bullet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/>Introducción a lenguajes de marcas</text:p>
      <text:p text:style-name="P5"/>
      <text:p text:style-name="P8">2.1 Conceptos y ventajas</text:p>
      <text:p text:style-name="P5">Las marcas son una serie de elementos que se utilizan para destacar partes de un mensaje:</text:p>
      <text:p text:style-name="P5"/>
      <text:list xml:id="list3821513713460667077" text:style-name="L1">
        <text:list-item>
          <text:p text:style-name="P33"><text:span text:style-name="T2">Lenguaje hablado:</text:span><text:span text:style-name="T6"> </text:span><text:span text:style-name="T7">Se utilizan ciertas expresiones para enfatizar partes de un mensaje</text:span></text:p>
        </text:list-item>
      </text:list>
      <text:p text:style-name="P5"/>
      <text:list xml:id="list94924953934902" text:continue-numbering="true" text:style-name="L1">
        <text:list-item>
          <text:p text:style-name="P33"><text:span text:style-name="T3">Lenguaje escrito: </text:span><text:span text:style-name="T7">Se utilizan elementos de caligrafía negrita, subrayado, cursiva, etc.</text:span></text:p>
        </text:list-item>
      </text:list>
      <text:p text:style-name="P5"/>
      <text:list xml:id="list94924229826794" text:continue-numbering="true" text:style-name="L1">
        <text:list-item>
          <text:p text:style-name="P33"><text:span text:style-name="T3">Página Web:</text:span><text:span text:style-name="T7"> Se utilizan elementos diferenciadores mediante un lenguaje de marcas. La <text:s/>inclusión <text:s/>de elementos diferenciados, permite que el contenido tenga una presentación más atractiva.</text:span></text:p>
        </text:list-item>
      </text:list>
      <text:p text:style-name="P5"/>
      <text:p text:style-name="P6">Ej. Mediante HTML (Lenguaje de marcas), se codifican las marcas dentro de la página.</text:p>
      <text:p text:style-name="P6">Seguidamente , el navegador interpreta las marcas y las aplica convenientemente para generar el documento final. </text:p>
      <text:p text:style-name="P6"/>
      <text:p text:style-name="P7">Definiciones de lenguajes de marcas : </text:p>
      <text:list xml:id="list5853662438430743271" text:style-name="L2">
        <text:list-item>
          <text:p text:style-name="P34"><text:span text:style-name="T1">Marca: </text:span>Es una señal que se coloca dentro de un texto con el fin de delimitar una parte del mismo para aplicarle un formato diferenciado del resto. Pueden marcarse con : </text:p>
          <text:p text:style-name="P35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4">&lt;elem&gt;…………..&lt;/elem&gt; → HTML</text:p>
                            </text:list-item>
                            <text:list-item>
                              <text:p text:style-name="P34">\elem{…………….}<text:tab/> <text:s/>→ LaTex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<text:tab/><text:tab/><text:tab/><text:tab/>Ej.</text:p>
      <text:p text:style-name="P7"><text:tab/><text:tab/><text:tab/><text:tab/><text:tab/><text:tab/>&lt;i&gt; Cursiva &lt;/i&gt;</text:p>
      <text:p text:style-name="P7"/>
      <text:list xml:id="list6917902947848182710" text:style-name="L3">
        <text:list-item>
          <text:p text:style-name="P36"><text:span text:style-name="T1">Lenguaje de marcas:</text:span> No es equivalente a un lenguaje de progrmación ya que no disponemos de elementos típicos de este tipo de lenguajes: variables, instrucciones de control, (condicionales, bucless,etc), métodos, etc.… Sin embargo es posible combinar lenguajes de marcas con lenguajes que sí permiten herramienta de programación tradicional. </text:p>
          <text:p text:style-name="P36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6">Ej. HTML se puede combinar con Javascript, PHP que si son lenguajes de programación </text:p>
                          <text:p text:style-name="P36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7">Intérprete: <text:span text:style-name="T23">Debe existir un proceso de traducción de la información escrita en un lenguaje de programación a lenguaje maquina. Los intérpretes para lenguajes de marcas traducen de manera individual cada uno de los elementos del documento a interpretar. Los distintos interpretes para un mismo lenguaje tienen sus propias particularidades. Por tanto siempre es útil comprobar las salidas obtenidas con diferentes intérpretes para comprobar las diferencias finales. 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8">Ej</text:p>
                          <text:list>
                            <text:list-item>
                              <text:p text:style-name="P38">Para HTML → Comprobar la misma página con distintos navegadores(Explorer,Edge,Chrome,Firefox,Opera,……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p text:style-name="P12"><text:span text:style-name="T24">2.2 SGML</text:span> ( Standard Generalized Markup Language)</text:p>
      <text:p text:style-name="P12"><text:tab/>Es el primer lenguaje de marcado que existe y el origen del resto de lenguajes de marcas posteriores</text:p>
      <text:p text:style-name="P12"/>
      <text:list xml:id="list8175234334033390111" text:style-name="L4">
        <text:list-item>
          <text:p text:style-name="P39">Cronología:</text:p>
          <text:p text:style-name="P39"/>
        </text:list-item>
      </text:list>
      <text:p text:style-name="P13"><text:tab/><text:span text:style-name="T1">1960-1965:</text:span> Aparecen los documentos electrónicos. Las empresas poseían sus propios formatos de fichero y era <text:tab/>imposible el intercambio de información al no existir un formato único.</text:p>
      <text:p text:style-name="P13"/>
      <text:p text:style-name="P13"><text:tab/><text:span text:style-name="T1">1965-1970</text:span>: IBM intentó resolver el problema de la compatibilidad mediante una única plataforma que <text:tab/>unificara todos los formatos. <text:span text:style-name="T25">Charles Goldfarb fue el creador del lenguaje GML (Generalized Markup <text:tab/>Language), pertenecía a IBM y creo el primer lenguaje unificado para documentos.</text:span></text:p>
      <text:p text:style-name="P13"><text:tab/><text:span text:style-name="T25">Las características de GML:</text:span></text:p>
      <text:list xml:id="list3952219051669586823" text:style-name="L5">
        <text:list-item>
          <text:p text:style-name="P40">Uso de marcas génericas (independientes del dispositivo)</text:p>
        </text:list-item>
        <text:list-item>
          <text:p text:style-name="P40">Marcas especificas para elementos importantes: listas, ecuaciones, tablas, etc.</text:p>
        </text:list-item>
      </text:list>
      <text:p text:style-name="P14"><text:tab/><text:span text:style-name="T1">1980-1986 </text:span>: El organismo de estandarización ISO (Internacional Standard Organization) crea una norma <text:tab/>standard de GML y se convirtió en SGML ( ISO 8879)</text:p>
      <text:p text:style-name="P13"><text:soft-page-break/></text:p>
      <text:p text:style-name="P2">2.2</text:p>
      <text:p text:style-name="P15"><text:tab/>Ventajas/Inconvenientes del lenguaje.</text:p>
      <text:p text:style-name="P15"><text:tab/><text:tab/>SGML está formado por :</text:p>
      <text:list xml:id="list1276021704897198248" text:style-name="L6">
        <text:list-item>
          <text:p text:style-name="P41">Prólogo: Define la estructura del documento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41">Declaración de elementos que aparecen en el documento</text:p>
                            </text:list-item>
                            <text:list-item>
                              <text:p text:style-name="P41">Definición del tipo de documento (DTD) que se va crear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1">Instancia : Los datos del documento en el lenguaje definido</text:p>
        </text:list-item>
      </text:list>
      <text:p text:style-name="P26"><text:span text:style-name="T11"><text:tab/>Ventajas de GML<text:tab/><text:tab/><text:tab/><text:tab/><text:tab/></text:span><text:span text:style-name="T12">Inconvenientes de GML</text:span></text:p>
      <text:list xml:id="list3482891744150604863" text:style-name="L7">
        <text:list-item>
          <text:p text:style-name="P59"><text:span text:style-name="T11">Reutilización de datos.<text:tab/><text:tab/><text:tab/><text:tab/></text:span><text:span text:style-name="T12">· Complejidad de la codificación(WYSWYG)</text:span></text:p>
        </text:list-item>
        <text:list-item>
          <text:p text:style-name="P42">Adaptación de contenidos </text:p>
        </text:list-item>
      </text:list>
      <text:p text:style-name="P15"/>
      <text:p text:style-name="P3">2.3 Lenguajes de marcas</text:p>
      <text:p text:style-name="P9"><text:tab/>2.3.1 TeX y LaTex.</text:p>
      <text:p text:style-name="P27"><text:span text:style-name="T5"><text:tab/><text:tab/></text:span><text:span text:style-name="T11">Donald Knuth, creador de la serie de “The Art of Computer Programming : 7 volúmenes: <text:tab/><text:tab/><text:tab/>algoritmos, grafos recursividad, teoría de lenguajes, compiladores, redes neuronales, etc). Fue el <text:tab/><text:tab/><text:tab/>creador de Tex y su uso inicial se centraba en el ámbito universitario.</text:span><text:span text:style-name="T13">(300 marcas con diferentes <text:tab/><text:tab/><text:tab/>comandos).</text:span></text:p>
      <text:p text:style-name="P16"/>
      <text:p text:style-name="P28"><text:span text:style-name="T5"><text:tab/><text:tab/>LaTex es una variante de Tex, definido en 1984 por Leslie Lamport. Contiene las etiquetas y <text:tab/><text:tab/><text:tab/>comandos de Tex y además utiliza ecuaciones científicas maquetaci</text:span><text:span text:style-name="T8">ó</text:span><text:span text:style-name="T5">n de documentos, estilos de <text:tab/><text:tab/><text:tab/><text:tab/>representación , tablas imágenes, etc.</text:span></text:p>
      <text:p text:style-name="P16"/>
      <text:list xml:id="list4894822984450718070" text:style-name="L8">
        <text:list-item>
          <text:p text:style-name="P43">Estructura documento</text:p>
          <text:list>
            <text:list-item>
              <text:p text:style-name="P43">1.Cabezera: Instrucción para estructura documento.</text:p>
              <text:list>
                <text:list-header>
                  <text:p text:style-name="P43">1.\documentclass [Estilo]{Tipo}</text:p>
                  <text:list>
                    <text:list-item>
                      <text:list>
                        <text:list-item>
                          <text:p text:style-name="P43">Estilo: Características generales del documento :fuente,hoja…</text:p>
                        </text:list-item>
                        <text:list-item>
                          <text:p text:style-name="P43">Tipo: Tipo documento que crea:</text:p>
                          <text:list>
                            <text:list-item>
                              <text:list>
                                <text:list-item>
                                  <text:p text:style-name="P43">article, book, report, letter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17"><text:tab/><text:tab/>2.\usepackage{nombrePaquete}</text:p>
      <text:p text:style-name="P17"><text:tab/><text:tab/><text:tab/>Incluye en el documento un paquete que define una serie de elementos.</text:p>
      <text:p text:style-name="P29"><text:span text:style-name="T5"><text:tab/><text:tab/><text:tab/><text:tab/>Ej: programa</text:span><text:span text:style-name="T9">ci\</text:span><text:span text:style-name="T4">oacute</text:span><text:span text:style-name="T9">n </text:span></text:p>
      <text:p text:style-name="P18"><text:tab/><text:tab/>3, información general</text:p>
      <text:p text:style-name="P29"><text:span text:style-name="T9"><text:tab/><text:tab/><text:tab/><text:tab/><text:tab/></text:span><text:span text:style-name="T4">\title{titutle}<text:tab/><text:tab/>→ </text:span></text:p>
      <text:p text:style-name="P10"><text:tab/><text:tab/><text:tab/><text:tab/><text:tab/>\author{Nombre tutor} <text:s text:c="5"/>→ Cabecera</text:p>
      <text:p text:style-name="P10"><text:tab/><text:tab/><text:tab/><text:tab/><text:tab/>\date{ fecha } <text:tab/><text:tab/>→ </text:p>
      <text:p text:style-name="P18"><text:tab/><text:tab/><text:tab/><text:tab/>→ En el cuerpo del documento,</text:p>
      <text:p text:style-name="P18"><text:tab/><text:tab/><text:tab/><text:tab/><text:tab/><text:tab/>\maketitle ← Cuerpo</text:p>
      <text:p text:style-name="P18"><text:tab/><text:tab/>4. Cuerpo del documento </text:p>
      <text:p text:style-name="P18"><text:tab/><text:tab/><text:tab/>Aparecen caracteres literas y marcas de comando </text:p>
      <text:p text:style-name="P29"><text:span text:style-name="T9"><text:tab/><text:tab/><text:tab/><text:tab/>Ej: </text:span><text:span text:style-name="T14">Hola soy yo</text:span><text:span text:style-name="T9"> <text:s/></text:span><text:span text:style-name="T14">\ LaTeX</text:span></text:p>
      <text:p text:style-name="P19"><text:tab/><text:tab/><text:tab/><text:tab/> <text:s text:c="4"/>→ Literales<text:tab/>→ Marca comando</text:p>
      <text:p text:style-name="P32"><text:span text:style-name="T9">1. </text:span><text:span text:style-name="T5">Inclusión de fichero</text:span></text:p>
      <text:p text:style-name="P20"><text:tab/>\include {nombreFichero} <text:s/>→ <text:s/>Incluye en el documento actual un documento en formato latex (*.tex)</text:p>
      <text:p text:style-name="P20">2. Partes de un documento :</text:p>
      <text:p text:style-name="P20"><text:tab/>\part → Se aplica book</text:p>
      <text:p text:style-name="P20"><text:tab/>\chapter → <text:s/>Se aplica book y report</text:p>
      <text:p text:style-name="P30"><text:span text:style-name="T5"><text:tab/>\sectiom, \subsection, \sub</text:span><text:span text:style-name="T10">sub</text:span><text:span text:style-name="T5">section <text:s/>→ <text:tab/>Todos</text:span></text:p>
      <text:p text:style-name="P20"><text:tab/>\paragraph, \subparagraph<text:tab/> <text:s text:c="12"/>→ <text:s/><text:tab/>Todos </text:p>
      <text:p text:style-name="P21">3. Formateo de texto</text:p>
      <text:p text:style-name="P21"><text:tab/>a. Salto de linea</text:p>
      <text:p text:style-name="P21"><text:tab/><text:tab/>\\ → <text:s/>Indica al compilador que la línea continua en la próxima línea</text:p>
      <text:p text:style-name="P21"><text:tab/>b. Comentarios</text:p>
      <text:p text:style-name="P21"><text:tab/><text:tab/>% <text:s/>→ <text:s/>el compilador interpreta la linea como comentario y no lo procesa</text:p>
      <text:p text:style-name="P21"><text:tab/><text:span text:style-name="T26">c. Espacios verticales</text:span></text:p>
      <text:p text:style-name="P21"><text:tab/><text:tab/><text:span text:style-name="T26">Para introducirun espacio vertical en el documento :</text:span></text:p>
      <text:p text:style-name="P21"><text:tab/><text:tab/><text:tab/><text:tab/><text:tab/><text:span text:style-name="T26">\smallskip</text:span></text:p>
      <text:p text:style-name="P21"><text:tab/><text:tab/><text:tab/><text:tab/><text:tab/><text:span text:style-name="T26">\medskip</text:span></text:p>
      <text:p text:style-name="P21"><text:tab/><text:tab/><text:tab/><text:tab/><text:tab/><text:span text:style-name="T26">\bigskip</text:span></text:p>
      <text:p text:style-name="P21"><text:tab/><text:tab/><text:tab/><text:tab/><text:tab/><text:span text:style-name="T26">\vspace{tamaño} </text:span></text:p>
      <text:list xml:id="list2518334773873008547" text:style-name="L9">
        <text:list-item>
          <text:p text:style-name="P60"><text:span text:style-name="T16">-</text:span><text:span text:style-name="T17">tamaño: Es un número seguido de la unidad que indica el espacio vertical.</text:span></text:p>
          <text:list>
            <text:list-item>
              <text:p text:style-name="P44">In → Pulgadas </text:p>
            </text:list-item>
            <text:list-item>
              <text:p text:style-name="P44">cm → Centímetros</text:p>
            </text:list-item>
            <text:list-item>
              <text:p text:style-name="P44">m→ Metros </text:p>
            </text:list-item>
          </text:list>
        </text:list-item>
      </text:list>
      <text:p text:style-name="P22"><text:tab/>d. Espacios horizontales</text:p>
      <text:p text:style-name="P22"><text:tab/><text:tab/>Para introducir espacios horizontales el comando :</text:p>
      <text:p text:style-name="P22"><text:tab/><text:tab/><text:tab/>\hspace{tamaño}</text:p>
      <text:p text:style-name="P31"><text:span text:style-name="T18"><text:tab/><text:tab/><text:tab/><text:tab/>tamaño: Es un número seguido de l</text:span><text:span text:style-name="T19">a </text:span><text:span text:style-name="T18">unidad que indica el espacio </text:span><text:span text:style-name="T19">horizontal.</text:span></text:p>
      <text:list xml:id="list1996292120199239996" text:style-name="L10">
        <text:list-item>
          <text:p text:style-name="P45">in → Pulgadas</text:p>
        </text:list-item>
        <text:list-item>
          <text:p text:style-name="P45">cm → <text:s/>Centimetros </text:p>
        </text:list-item>
        <text:list-item>
          <text:p text:style-name="P45">m → Metros </text:p>
        </text:list-item>
      </text:list>
      <text:p text:style-name="P22"><text:tab/><text:span text:style-name="T27">e. Centrando el texto</text:span></text:p>
      <text:p text:style-name="P22"><text:tab/><text:tab/><text:span text:style-name="T27">Para centrar una o más líneas de texto en un documento:</text:span></text:p>
      <text:p text:style-name="P22"><text:tab/><text:tab/><text:tab/><text:span text:style-name="T27">\begin{center}</text:span></text:p>
      <text:p text:style-name="P22"><text:tab/><text:tab/><text:tab/><text:tab/><text:span text:style-name="T27">Linea1\\</text:span></text:p>
      <text:p text:style-name="P22"><text:tab/><text:tab/><text:tab/><text:tab/><text:span text:style-name="T27">Linea2\\</text:span></text:p>
      <text:p text:style-name="P22"><text:tab/><text:tab/><text:tab/><text:tab/>……..</text:p>
      <text:p text:style-name="P22"><text:tab/><text:tab/><text:tab/><text:span text:style-name="T27">\end{center}</text:span></text:p>
      <text:p text:style-name="P22"/>
      <text:p text:style-name="P22"/>
      <text:p text:style-name="P22"/>
      <text:p text:style-name="P23"><text:soft-page-break/>f. Tipos de letra. </text:p>
      <text:p text:style-name="P23"><text:tab/>Existe diferentes tipos de fuente que se pueden configurar.</text:p>
      <text:p text:style-name="P23"><text:tab/>Por defecto, se asocian a una serie de macros algunos tipos de letra predefinidos:</text:p>
      <text:list xml:id="list6962845611423174449" text:style-name="L11">
        <text:list-item>
          <text:p text:style-name="P46">\rm: Times new roman. <text:s text:c="2"/>← ( Estilo por defecto)</text:p>
        </text:list-item>
        <text:list-item>
          <text:p text:style-name="P46">\em: Itálica (Cursiva)</text:p>
        </text:list-item>
        <text:list-item>
          <text:p text:style-name="P46">\bf: Negrita (Boldface)</text:p>
        </text:list-item>
        <text:list-item>
          <text:p text:style-name="P46">\sf: Sans seriff.</text:p>
        </text:list-item>
        <text:list-item>
          <text:p text:style-name="P46">\tt: typewriter</text:p>
        </text:list-item>
      </text:list>
      <text:p text:style-name="P24">g. Tamaño de letra</text:p>
      <text:p text:style-name="P24"><text:tab/>Para cambiar el tamaño de letra se utilizan comandos con el tamaño preestablecido. A continuación , los <text:tab/>tamaños de menor a mayor:</text:p>
      <text:list xml:id="list8715258899424498694" text:style-name="L12">
        <text:list-item>
          <text:p text:style-name="P47">\tiny</text:p>
        </text:list-item>
        <text:list-item>
          <text:p text:style-name="P47">\scripsize</text:p>
        </text:list-item>
        <text:list-item>
          <text:p text:style-name="P47">\foot<text:span text:style-name="T28">note</text:span>size</text:p>
        </text:list-item>
        <text:list-item>
          <text:p text:style-name="P47">\small</text:p>
        </text:list-item>
        <text:list-item>
          <text:p text:style-name="P47">\normalsize</text:p>
        </text:list-item>
        <text:list-item>
          <text:p text:style-name="P47">\large</text:p>
        </text:list-item>
        <text:list-item>
          <text:p text:style-name="P47">\Large</text:p>
        </text:list-item>
        <text:list-item>
          <text:p text:style-name="P47">\LARGE</text:p>
        </text:list-item>
        <text:list-item>
          <text:p text:style-name="P47">\Huge</text:p>
        </text:list-item>
      </text:list>
      <text:p text:style-name="P25">h. Subíndice y superíndice</text:p>
      <text:p text:style-name="P25"><text:tab/><text:tab/>Este tipo de letra se activan exclusivamente en modo matemático. Para abrir el modo matemático hay <text:tab/><text:tab/>dos posibilidades <text:s/>:</text:p>
      <text:list xml:id="list4207976261228874427" text:style-name="L13">
        <text:list-item>
          <text:p text:style-name="P48">$ texto matemático $ → Incluye la expresión matemática en línea con el texto existente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48">El cuadrado de <text:span text:style-name="T29">X</text:span> es $ x^2$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2"><text:span text:style-name="T20">$ </text:span><text:span text:style-name="T15">$ texto matemática $$ → Incluye la expresión matemática en un reglón aparte y centrado.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49">$$ El cuadrado de <text:span text:style-name="T30">X</text:span> es $$ <text:span text:style-name="T30">X</text:span>² $$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0">i.Listas numeradas</text:p>
      <text:p text:style-name="P50"><text:tab/><text:tab/>Permite la definición de listas de elementos :</text:p>
      <text:p text:style-name="P50"><text:tab/><text:tab/><text:tab/>\begin{enumerate}</text:p>
      <text:p text:style-name="P50"><text:tab/><text:tab/><text:tab/><text:tab/>\item Primer elemento</text:p>
      <text:p text:style-name="P50"><text:tab/><text:tab/><text:tab/><text:tab/>\item Segundo elemento</text:p>
      <text:p text:style-name="P50"><text:tab/><text:tab/><text:tab/><text:tab/>….</text:p>
      <text:p text:style-name="P50"><text:tab/><text:tab/><text:tab/>end{enumerate}</text:p>
      <text:p text:style-name="P50"/>
      <text:p text:style-name="P50"/>
      <text:p text:style-name="P50"/>
      <text:p text:style-name="P50"><text:soft-page-break/>. Listas sin numerar</text:p>
      <text:p text:style-name="P50"><text:tab/><text:tab/>Permite la definición de listas de elementos:</text:p>
      <text:p text:style-name="P50"><text:tab/><text:tab/><text:tab/>\begin{<text:span text:style-name="T31">itemize</text:span>}</text:p>
      <text:p text:style-name="P50"><text:tab/><text:tab/><text:tab/><text:tab/>\item Primer elemento</text:p>
      <text:p text:style-name="P50"><text:tab/><text:tab/><text:tab/><text:tab/>\<text:span text:style-name="T31">item</text:span> Segundo elemento </text:p>
      <text:p text:style-name="P50"><text:tab/><text:tab/><text:tab/><text:tab/>…..</text:p>
      <text:p text:style-name="P51"><text:tab/><text:tab/><text:tab/>\end{itemize}</text:p>
      <text:p text:style-name="P52">Este entorno tiene 4 niveles de anidamiento.</text:p>
      <text:p text:style-name="P52"><text:tab/><text:tab/><text:span text:style-name="T32">Ej. Preguntas de un examen de Latex:</text:span></text:p>
      <text:list xml:id="list7726130534475548664" text:style-name="L15">
        <text:list-item>
          <text:p text:style-name="P53">Primera parte.</text:p>
        </text:list-item>
      </text:list>
      <text:list xml:id="list6303626190592517388" text:style-name="L16">
        <text:list-item>
          <text:list>
            <text:list-item>
              <text:list>
                <text:list-item>
                  <text:list>
                    <text:list-item>
                      <text:p text:style-name="P54">Comandos básicos </text:p>
                    </text:list-item>
                    <text:list-item>
                      <text:p text:style-name="P54">Formato de texto</text:p>
                    </text:list-item>
                  </text:list>
                </text:list-item>
              </text:list>
            </text:list-item>
          </text:list>
        </text:list-item>
      </text:list>
      <text:list xml:id="list5588041607352388194" text:style-name="L1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55">Negrita </text:p>
                                </text:list-item>
                                <text:list-item>
                                  <text:p text:style-name="P55">Subrayado</text:p>
                                </text:list-item>
                                <text:list-item>
                                  <text:p text:style-name="P55">Cursiv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934281518408604673" text:style-name="L22">
        <text:list-item>
          <text:p text:style-name="P61"><text:span text:style-name="T21">Modo </text:span><text:span text:style-name="T22">matemático</text:span></text:p>
        </text:list-item>
      </text:list>
      <text:list xml:id="list1147540371507854706" text:style-name="L19">
        <text:list-item>
          <text:list>
            <text:list-item>
              <text:list>
                <text:list-item>
                  <text:list>
                    <text:list-item>
                      <text:p text:style-name="P56">Un dólar</text:p>
                    </text:list-item>
                    <text:list-item>
                      <text:p text:style-name="P56">Doble dólar</text:p>
                    </text:list-item>
                  </text:list>
                </text:list-item>
              </text:list>
            </text:list-item>
          </text:list>
        </text:list-item>
      </text:list>
      <text:list xml:id="list7475981970979692098" text:style-name="L20">
        <text:list-item>
          <text:p text:style-name="P57">Segunda parte</text:p>
        </text:list-item>
      </text:list>
      <text:list xml:id="list1501179801828875172" text:style-name="L21">
        <text:list-item>
          <text:list>
            <text:list-item>
              <text:list>
                <text:list-item>
                  <text:p text:style-name="P58">Línea de texto</text:p>
                  <text:list>
                    <text:list-item>
                      <text:p text:style-name="P58">En tamaño normal</text:p>
                    </text:list-item>
                    <text:list-item>
                      <text:p text:style-name="P58">En tamaño grande</text:p>
                    </text:list-item>
                    <text:list-item>
                      <text:p text:style-name="P58">En tamaño muy grande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p text:style-name="P50"><text:tab/><text:tab/></text:p>
      <text:p text:style-name="P25"><text:tab/><text:tab/></text:p>
      <text:p text:style-name="P25"><text:tab/><text:tab/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font-size="15pt" officeooo:rsid="000c4c9c" officeooo:paragraph-rsid="000c4c9c" style:font-size-asian="15pt" style:font-size-complex="1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Tema 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2:43:12.681950445</meta:creation-date>
    <dc:date>2016-12-22T09:49:22.974889831</dc:date>
    <meta:editing-duration>PT6H40M20S</meta:editing-duration>
    <meta:editing-cycles>29</meta:editing-cycles>
    <meta:generator>LibreOffice/5.1.4.2$Linux_X86_64 LibreOffice_project/10m0$Build-2</meta:generator>
    <meta:document-statistic meta:table-count="0" meta:image-count="0" meta:object-count="0" meta:page-count="5" meta:paragraph-count="160" meta:word-count="1132" meta:character-count="7244" meta:non-whitespace-character-count="6046"/>
  </office:meta>
</office:document-meta>
</file>